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antarell" svg:font-family="Cantarell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664cm" fo:margin-left="-0.644cm" table:align="left" style:writing-mode="lr-tb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1.244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2.328cm"/>
    </style:style>
    <style:style style:name="Table1.E" style:family="table-column">
      <style:table-column-properties style:column-width="4.683cm"/>
    </style:style>
    <style:style style:name="Table1.1" style:family="table-row">
      <style:table-row-properties style:min-row-height="0.665cm" fo:keep-together="always"/>
    </style:style>
    <style:style style:name="Table1.A1" style:family="table-cell">
      <style:table-cell-properties fo:padding="0cm" fo:border="none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62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1.3cm" fo:keep-together="auto"/>
    </style:style>
    <style:style style:name="Table1.4" style:family="table-row">
      <style:table-row-properties style:min-row-height="0.935cm" fo:keep-together="auto"/>
    </style:style>
    <style:style style:name="Table1.5" style:family="table-row">
      <style:table-row-properties style:min-row-height="0.887cm" fo:keep-together="always"/>
    </style:style>
    <style:style style:name="Table1.6" style:family="table-row">
      <style:table-row-properties style:min-row-height="1.252cm" fo:keep-together="always"/>
    </style:style>
    <style:style style:name="Table1.7" style:family="table-row">
      <style:table-row-properties style:min-row-height="0.808cm" fo:keep-together="always"/>
    </style:style>
    <style:style style:name="Table1.8" style:family="table-row">
      <style:table-row-properties style:min-row-height="0.967cm" fo:keep-together="always"/>
    </style:style>
    <style:style style:name="Table1.9" style:family="table-row">
      <style:table-row-properties style:min-row-height="0.728cm"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variant="small-caps" fo:font-size="8pt" style:font-size-asian="8pt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8pt" style:font-size-asian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variant="small-caps" fo:font-size="8pt" style:font-size-asian="8pt"/>
    </style:style>
    <style:style style:name="P5" style:family="paragraph" style:parent-style-name="Standard">
      <style:text-properties fo:font-variant="small-caps" fo:font-size="8pt" officeooo:paragraph-rsid="00120faa" style:font-size-asian="8pt"/>
    </style:style>
    <style:style style:name="P6" style:family="paragraph" style:parent-style-name="Standard">
      <style:text-properties fo:font-variant="small-caps" fo:font-size="8pt" officeooo:paragraph-rsid="002465b0" style:font-size-asian="8pt"/>
    </style:style>
    <style:style style:name="P7" style:family="paragraph" style:parent-style-name="Standard">
      <style:text-properties fo:font-variant="small-caps" fo:font-size="8pt" officeooo:paragraph-rsid="0037a67f" style:font-size-asian="8pt"/>
    </style:style>
    <style:style style:name="P8" style:family="paragraph" style:parent-style-name="Standard">
      <style:text-properties fo:font-variant="small-caps" fo:font-size="8pt" officeooo:paragraph-rsid="003c8804" style:font-size-asian="8pt"/>
    </style:style>
    <style:style style:name="P9" style:family="paragraph" style:parent-style-name="Standard">
      <style:text-properties fo:font-variant="small-caps" fo:font-size="8pt" officeooo:paragraph-rsid="003dfa9b" style:font-size-asian="8pt"/>
    </style:style>
    <style:style style:name="P10" style:family="paragraph" style:parent-style-name="Standard">
      <style:text-properties fo:font-variant="small-caps" fo:font-size="8pt" officeooo:paragraph-rsid="0041d74a" style:font-size-asian="8pt"/>
    </style:style>
    <style:style style:name="P11" style:family="paragraph" style:parent-style-name="Standard">
      <style:text-properties fo:font-variant="small-caps" fo:font-size="8pt" officeooo:rsid="004579b5" officeooo:paragraph-rsid="004579b5" style:font-size-asian="8pt"/>
    </style:style>
    <style:style style:name="P12" style:family="paragraph" style:parent-style-name="Standard">
      <style:text-properties fo:font-variant="small-caps" fo:font-size="8pt" officeooo:paragraph-rsid="0049dcd8" style:font-size-asian="8pt"/>
    </style:style>
    <style:style style:name="P13" style:family="paragraph" style:parent-style-name="Standard">
      <style:text-properties fo:font-variant="small-caps" fo:font-size="8pt" fo:language="en" fo:country="US" style:font-size-asian="8pt" style:language-asian="en" style:country-asian="US"/>
    </style:style>
    <style:style style:name="P14" style:family="paragraph" style:parent-style-name="Standard">
      <style:text-properties fo:font-variant="small-caps" style:font-name="Cantarell" fo:font-size="8pt" officeooo:rsid="0018c2d7" officeooo:paragraph-rsid="0018c2d7" style:font-size-asian="8pt"/>
    </style:style>
    <style:style style:name="P15" style:family="paragraph" style:parent-style-name="Standard">
      <style:text-properties fo:font-variant="small-caps" fo:font-size="9pt" officeooo:paragraph-rsid="00435403" style:font-size-asian="9pt" style:font-size-complex="9pt"/>
    </style:style>
    <style:style style:name="P16" style:family="paragraph" style:parent-style-name="Standard">
      <style:text-properties fo:font-size="8pt" style:font-size-asian="8pt"/>
    </style:style>
    <style:style style:name="P17" style:family="paragraph" style:parent-style-name="Standard">
      <style:text-properties officeooo:paragraph-rsid="003bfa4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000000" fo:font-size="10pt" fo:font-weight="bold" officeooo:paragraph-rsid="00565c0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0pt" officeooo:paragraph-rsid="00565c01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variant="small-caps" fo:color="#000000" style:font-name="Cantarell" fo:font-size="10pt" fo:font-weight="bold" officeooo:paragraph-rsid="0054708d" style:font-size-asian="10pt" style:font-weight-asian="bold" style:font-size-complex="10pt" style:font-weight-complex="bold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Cantarell" officeooo:paragraph-rsid="0009aeac"/>
    </style:style>
    <style:style style:name="P22" style:family="paragraph" style:parent-style-name="Standard" style:list-style-name="WW8Num1"/>
    <style:style style:name="P23" style:family="paragraph" style:parent-style-name="Heading_20_2">
      <style:paragraph-properties fo:text-align="start" style:justify-single-word="false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style:writing-mode="lr-tb"/>
    </style:style>
    <style:style style:name="T1" style:family="text">
      <style:text-properties fo:font-variant="small-caps" fo:font-size="8pt" style:font-size-asian="8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weight="bold" style:font-size-asian="8pt" style:font-weight-asian="bold" style:font-weight-complex="bold"/>
    </style:style>
    <style:style style:name="T4" style:family="text">
      <style:text-properties fo:color="#000000" style:font-name="Cantarell"/>
    </style:style>
    <style:style style:name="T5" style:family="text">
      <style:text-properties fo:color="#000000" style:font-name="Cantarell" fo:font-weight="bold" style:font-weight-asian="bold" style:font-weight-complex="bold"/>
    </style:style>
    <style:style style:name="T6" style:family="text">
      <style:text-properties fo:color="#000000" style:font-name="Cantarell" officeooo:rsid="001ab34d"/>
    </style:style>
    <style:style style:name="T7" style:family="text">
      <style:text-properties style:font-name="Cantarell"/>
    </style:style>
    <style:style style:name="T8" style:family="text">
      <style:text-properties style:font-name="Cantarell" officeooo:rsid="000a8818"/>
    </style:style>
    <style:style style:name="T9" style:family="text">
      <style:text-properties style:font-name="Cantarell" officeooo:rsid="0022f746"/>
    </style:style>
    <style:style style:name="T10" style:family="text">
      <style:text-properties style:font-name="Cantarell" officeooo:rsid="003c8804"/>
    </style:style>
    <style:style style:name="T11" style:family="text">
      <style:text-properties officeooo:rsid="0015bc31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fo:color="#000000" style:font-name="Cantarell" fo:font-size="6pt" fo:font-weight="normal" style:font-size-asian="6pt" style:font-weight-asian="normal" style:font-size-complex="6pt" style:font-weight-complex="normal"/>
    </style:style>
    <style:style style:name="T14" style:family="text">
      <style:text-properties fo:font-variant="normal" fo:text-transform="none" fo:color="#000000" style:font-name="Cantarell" officeooo:rsid="00395c36"/>
    </style:style>
    <style:style style:name="T15" style:family="text">
      <style:text-properties fo:color="#000080" style:font-name="Cantarell"/>
    </style:style>
    <style:style style:name="T16" style:family="text">
      <style:text-properties fo:color="#000080" style:font-name="Cantarell" officeooo:rsid="001e030b"/>
    </style:style>
    <style:style style:name="T17" style:family="text">
      <style:text-properties officeooo:rsid="0041d74a"/>
    </style:style>
    <style:style style:name="T18" style:family="text">
      <style:text-properties officeooo:rsid="0043540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254cm" fo:padding-bottom="0.254cm" fo:padding-left="0.127cm" fo:padding-right="0.127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patient in objects"&gt;</text:placeholder></text:p>
      <text:p text:style-name="Heading">INDIVIDUAL HEALTH PROFI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Table_20_Heading"><draw:line text:anchor-type="char" draw:z-index="5" draw:style-name="gr1" draw:text-style-name="P24" svg:x1="12.748cm" svg:y1="8.144cm" svg:x2="12.748cm" svg:y2="9.123cm"><text:p/></draw:line></text:p>
          </table:table-cell>
          <table:covered-table-cell/>
          <table:table-cell table:style-name="Table1.C1" table:number-columns-spanned="3" office:value-type="string">
            <text:p text:style-name="P8">health record number:</text:p>
            <text:p text:style-name="P8"><text:span text:style-name="T10">Universal Patient Code:</text:span><text:span text:style-name="T9"> <text:s text:c="7"/></text:span><text:span text:style-name="T8"><text:placeholder text:placeholder-type="text">&lt;patient.name.ref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5">Surname: <text:s text:c="5"/><text:span text:style-name="T5"><text:placeholder text:placeholder-type="text">&lt;patient.lastname&gt;</text:placeholder></text:span><text:span text:style-name="T5"> <text:s text:c="2"/></text:span>first <text:s/>: <text:s text:c="6"/><text:placeholder text:placeholder-type="text">&lt;patient.name.name&gt;</text:placeholder></text:p>
            <text:p text:style-name="P15"><text:span text:style-name="T18">Middle Name:</text:span> <text:s text:c="5"/><text:placeholder text:placeholder-type="text">&lt;patient.name.middlename&gt;</text:placeholder> <text:s text:c="12"/></text:p>
          </table:table-cell>
          <table:covered-table-cell/>
          <table:table-cell table:style-name="Table1.C1" table:number-columns-spanned="3" office:value-type="string">
            <text:p text:style-name="P2">maiden surname <text:s text:c="45"/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9"><text:span text:style-name="T11">H</text:span>ome <text:s/>address : <text:s text:c="11"/></text:p>
            <text:p text:style-name="P9"/>
            <text:p text:style-name="P20"/>
            <text:p text:style-name="P11">Parish:</text:p>
            <text:p text:style-name="P9"><text:s text:c="56"/></text:p>
            <text:p text:style-name="P9">landmark: </text:p>
            <text:p text:style-name="P2"><text:placeholder text:placeholder-type="text">&lt;patient.sex&gt;</text:placeholder></text:p>
          </table:table-cell>
          <table:covered-table-cell/>
          <table:table-cell table:style-name="Table1.A2" table:number-columns-spanned="2" office:value-type="string">
            <text:p text:style-name="P19"><text:span text:style-name="T6">Gender: </text:span><text:span text:style-name="T15"><text:placeholder text:placeholder-type="text">&lt;if test="patient.sex == 'f'"&gt;</text:placeholder></text:span><text:span text:style-name="T15"> </text:span><text:span text:style-name="T4">Female</text:span><text:span text:style-name="T15"><text:placeholder text:placeholder-type="text">&lt;/if&gt;</text:placeholder></text:span></text:p>
            <text:p text:style-name="P18"><text:span text:style-name="T15"><text:placeholder text:placeholder-type="text">&lt;if test="patient.sex == 'm'"&gt;</text:placeholder></text:span><text:span text:style-name="T15"> </text:span><text:span text:style-name="T7">Male</text:span><text:span text:style-name="T15"><text:placeholder text:placeholder-type="text">&lt;/if&gt;</text:placeholder></text:span><text:span text:style-name="T15"> <text:s/></text:span><text:span text:style-name="T15"><text:placeholder text:placeholder-type="text">&lt;if test="patient.sex == 'unk'"&gt;</text:placeholder></text:span><text:span text:style-name="T15"> </text:span><text:span text:style-name="T19">Unknown</text:span><text:placeholder text:placeholder-type="text">&lt;/if&gt;</text:placeholder></text:p>
          </table:table-cell>
          <table:covered-table-cell/>
          <table:table-cell table:style-name="Table1.C1" office:value-type="string">
            <text:p text:style-name="P5">date of birth: <text:s text:c="3"/><text:span text:style-name="T8"><text:placeholder text:placeholder-type="text">&lt;patient.dob&gt;</text:placeholder></text:span></text:p>
            <text:p text:style-name="P2"><text:s text:c="4"/></text:p>
            <text:p text:style-name="P10"><text:span text:style-name="T17">Age:</text:span><text:span text:style-name="T16"> <text:s text:c="2"/></text:span><text:span text:style-name="T16"><text:placeholder text:placeholder-type="text">&lt;patient.age&gt;</text:placeholder></text:span><text:span text:style-name="T16"> <text:s/></text:span></text:p>
          </table:table-cell>
        </table:table-row>
        <table:table-row table:style-name="Table1.4">
          <table:table-cell table:style-name="Table1.A2" table:number-columns-spanned="2" office:value-type="string">
            <text:p text:style-name="P6">name of next of kin : <text:s text:c="5"/><text:placeholder text:placeholder-type="text">&lt;patient.family.name&gt;</text:placeholder> <text:s text:c="46"/>relationship: <text:s text:c="2"/></text:p>
          </table:table-cell>
          <table:covered-table-cell/>
          <table:table-cell table:style-name="Table1.C1" table:number-columns-spanned="3" office:value-type="string">
            <text:p text:style-name="P2">next of kin’s address : <text:s text:c="52"/>landmark</text:p>
          </table:table-cell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2">name of contact : <text:s text:c="4"/><text:placeholder text:placeholder-type="text">&lt;patient.family.name&gt;</text:placeholder> </text:p>
            <text:p text:style-name="P7"><text:s text:c="85"/></text:p>
          </table:table-cell>
          <table:covered-table-cell/>
          <table:table-cell table:style-name="Table1.C1" table:number-columns-spanned="3" office:value-type="string">
            <text:p text:style-name="P2">address <text:s text:c="93"/>telephone <text:s/>no.</text:p>
          </table:table-cell>
          <table:covered-table-cell/>
          <table:covered-table-cell/>
        </table:table-row>
        <table:table-row table:style-name="Table1.6">
          <table:table-cell table:style-name="Table1.C1" table:number-columns-spanned="5" office:value-type="string">
            <text:p text:style-name="P17"><draw:line text:anchor-type="char" draw:z-index="3" draw:style-name="gr1" draw:text-style-name="P24" svg:x1="5.851cm" svg:y1="-0.012cm" svg:x2="5.851cm" svg:y2="1.258cm"><text:p/></draw:line><text:span text:style-name="T1">name of father</text:span><text:span text:style-name="T3"><text:tab/><text:tab/> <text:s text:c="20"/><text:tab/> <text:s text:c="2"/></text:span><text:span text:style-name="T1">mother’s maiden name <text:s text:c="45"/>today’s date: : </text:span><text:span text:style-name="T13"><text:placeholder text:placeholder-type="text">&lt;formatLang(datetime.date.today(), user.language)&gt;</text:placeholder></text:span><text:span text:style-name="T1"> <text:s text:c="266"/>month <text:s text:c="16"/>day <text:s text:c="221"/></text:span></text:p>
            <text:h text:style-name="P23" text:outline-level="2"><text:span text:style-name="T12"><text:s/>_______________________________________________________________________________________________________________________________________________</text:span><text:span text:style-name="T14"> <text:s text:c="68"/>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C1" table:number-columns-spanned="5" office:value-type="string">
            <text:h text:style-name="Heading_20_4" text:outline-level="4">socio-economic data</text:h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><text:s text:c="10"/>water supply <text:s text:c="83"/>water storage</text:p>
            <text:list xml:id="list152742257305856374" text:style-name="WW8Num1">
              <text:list-item>
                <text:p text:style-name="P22"><field:fieldmark text:name="__Fieldmark__169_184364386" field:type="vnd.oasis.opendocument.field.FORMCHECKBOX"><field:param field:name="Checkbox_HelpText" field:value=""/><field:param field:name="Checkbox_Name" field:value="Check138"/></field:fieldmark><text:span text:style-name="T1"><text:s text:c="5"/>house connection <text:s text:c="51"/>1. <text:s/></text:span><field:fieldmark text:name="__Fieldmark__173_184364386" field:type="vnd.oasis.opendocument.field.FORMCHECKBOX"><field:param field:name="Checkbox_HelpText" field:value=""/><field:param field:name="Checkbox_Name" field:value="Check151"/></field:fieldmark><text:span text:style-name="T1"><text:s text:c="5"/>none</text:span></text:p>
              </text:list-item>
              <text:list-item>
                <text:p text:style-name="P22"><field:fieldmark text:name="__Fieldmark__179_184364386" field:type="vnd.oasis.opendocument.field.FORMCHECKBOX"><field:param field:name="Checkbox_HelpText" field:value=""/><field:param field:name="Checkbox_Name" field:value="Check141"/></field:fieldmark><text:span text:style-name="T1"><text:s text:c="5"/>stand pipe <text:s text:c="69"/>2. <text:s/></text:span><field:fieldmark text:name="__Fieldmark__183_184364386" field:type="vnd.oasis.opendocument.field.FORMCHECKBOX"><field:param field:name="Checkbox_HelpText" field:value=""/><field:param field:name="Checkbox_Name" field:value="Check152"/></field:fieldmark><text:span text:style-name="T1"><text:s text:c="5"/>tank</text:span></text:p>
              </text:list-item>
              <text:list-item>
                <text:p text:style-name="P22"><field:fieldmark text:name="__Fieldmark__189_184364386" field:type="vnd.oasis.opendocument.field.FORMCHECKBOX"><field:param field:name="Checkbox_HelpText" field:value=""/><field:param field:name="Checkbox_Name" field:value="Check146"/></field:fieldmark><text:span text:style-name="T1"><text:s text:c="5"/>yard pipe <text:s text:c="71"/>3. <text:s/></text:span><field:fieldmark text:name="__Fieldmark__193_184364386" field:type="vnd.oasis.opendocument.field.FORMCHECKBOX"><field:param field:name="Checkbox_HelpText" field:value=""/><field:param field:name="Checkbox_Name" field:value="Check147"/></field:fieldmark><text:span text:style-name="T1"><text:s text:c="5"/>drum</text:span></text:p>
              </text:list-item>
              <text:list-item>
                <text:p text:style-name="P22"><field:fieldmark text:name="__Fieldmark__199_184364386" field:type="vnd.oasis.opendocument.field.FORMCHECKBOX"><field:param field:name="Checkbox_HelpText" field:value=""/><field:param field:name="Checkbox_Name" field:value="Check154"/></field:fieldmark><text:span text:style-name="T1"><text:s text:c="5"/>other <text:s text:c="78"/>4. <text:s/></text:span><field:fieldmark text:name="__Fieldmark__203_184364386" field:type="vnd.oasis.opendocument.field.FORMCHECKBOX"><field:param field:name="Checkbox_HelpText" field:value=""/><field:param field:name="Checkbox_Name" field:value="Check155"/></field:fieldmark><text:span text:style-name="T1"><text:s text:c="5"/>other (specify)</text:span></text:p>
              </text:list-item>
            </text:list>
            <text:p text:style-name="P2"><draw:line text:anchor-type="char" draw:z-index="4" draw:style-name="gr1" draw:text-style-name="P24" svg:x1="-0.191cm" svg:y1="0.273cm" svg:x2="20.447cm" svg:y2="0.273cm"><text:p/></draw:line>________________ <text:s text:c="37"/>___________________</text:p>
          </table:table-cell>
          <table:covered-table-cell/>
          <table:covered-table-cell/>
          <table:table-cell table:style-name="Table1.C1" table:number-columns-spanned="2" office:value-type="string">
            <text:p text:style-name="P2">toilet facilities</text:p>
            <text:p text:style-name="Standard"><text:span text:style-name="T1">1. <text:s/></text:span><field:fieldmark text:name="__Fieldmark__218_184364386" field:type="vnd.oasis.opendocument.field.FORMCHECKBOX"><field:param field:name="Checkbox_HelpText" field:value=""/><field:param field:name="Checkbox_Name" field:value="Check148"/></field:fieldmark><text:span text:style-name="T1"><text:s text:c="5"/>flush toilet</text:span></text:p>
            <text:p text:style-name="Standard"><text:span text:style-name="T1">2. <text:s/></text:span><field:fieldmark text:name="__Fieldmark__226_184364386" field:type="vnd.oasis.opendocument.field.FORMCHECKBOX"><field:param field:name="Checkbox_HelpText" field:value=""/><field:param field:name="Checkbox_Name" field:value="Check149"/></field:fieldmark><text:span text:style-name="T1"><text:s text:c="5"/>pit latrine</text:span></text:p>
            <text:p text:style-name="Standard"><text:span text:style-name="T1">3. <text:s/></text:span><field:fieldmark text:name="__Fieldmark__234_184364386" field:type="vnd.oasis.opendocument.field.FORMCHECKBOX"><field:param field:name="Checkbox_HelpText" field:value=""/><field:param field:name="Checkbox_Name" field:value="Check150"/></field:fieldmark><text:span text:style-name="T1"><text:s text:c="5"/>none</text:span></text:p>
            <text:p text:style-name="P2"/>
            <text:p text:style-name="P2"/>
          </table:table-cell>
          <table:covered-table-cell/>
        </table:table-row>
        <table:table-row table:style-name="Table1.9">
          <table:table-cell table:style-name="Table1.C1" table:number-columns-spanned="5" office:value-type="string">
            <text:h text:style-name="Heading_20_4" text:outline-level="4">medical data</text:h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2" office:value-type="string">
            <text:p text:style-name="P3">family history</text:p>
            <text:p text:style-name="P3">(check “yes” if applicable and write relationship)</text:p>
            <text:p text:style-name="P3"/>
            <text:p text:style-name="P2">no <text:s text:c="9"/>yes <text:s text:c="76"/>relationship</text:p>
            <text:p text:style-name="Standard"><field:fieldmark text:name="__Fieldmark__256_184364386" field:type="vnd.oasis.opendocument.field.FORMCHECKBOX"><field:param field:name="Checkbox_HelpText" field:value=""/><field:param field:name="Checkbox_Name" field:value="Check3"/></field:fieldmark><text:span text:style-name="T1"><text:s text:c="10"/></text:span><field:fieldmark text:name="__Fieldmark__260_184364386" field:type="vnd.oasis.opendocument.field.FORMCHECKBOX"><field:param field:name="Checkbox_HelpText" field:value=""/><field:param field:name="Checkbox_Name" field:value="Check4"/></field:fieldmark><text:span text:style-name="T1"><text:s text:c="5"/>asthma <text:s text:c="49"/>____________________</text:span></text:p>
            <text:p text:style-name="Standard"><field:fieldmark text:name="__Fieldmark__266_184364386" field:type="vnd.oasis.opendocument.field.FORMCHECKBOX"><field:param field:name="Checkbox_HelpText" field:value=""/><field:param field:name="Checkbox_Name" field:value="Check14"/></field:fieldmark><text:span text:style-name="T1"><text:s text:c="10"/></text:span><field:fieldmark text:name="__Fieldmark__270_184364386" field:type="vnd.oasis.opendocument.field.FORMCHECKBOX"><field:param field:name="Checkbox_HelpText" field:value=""/><field:param field:name="Checkbox_Name" field:value="Check13"/></field:fieldmark><text:span text:style-name="T1"><text:s text:c="5"/>diabetes (sugar) <text:s text:c="23"/>____________________</text:span></text:p>
            <text:p text:style-name="Standard"><field:fieldmark text:name="__Fieldmark__276_184364386" field:type="vnd.oasis.opendocument.field.FORMCHECKBOX"><field:param field:name="Checkbox_HelpText" field:value=""/><field:param field:name="Checkbox_Name" field:value="Check7"/></field:fieldmark><text:span text:style-name="T1"><text:s text:c="10"/></text:span><field:fieldmark text:name="__Fieldmark__280_184364386" field:type="vnd.oasis.opendocument.field.FORMCHECKBOX"><field:param field:name="Checkbox_HelpText" field:value=""/><field:param field:name="Checkbox_Name" field:value="Check8"/></field:fieldmark><text:span text:style-name="T1"><text:s text:c="5"/>epilepsy <text:s text:c="48"/>____________________</text:span></text:p>
            <text:p text:style-name="Standard"><field:fieldmark text:name="__Fieldmark__286_184364386" field:type="vnd.oasis.opendocument.field.FORMCHECKBOX"><field:param field:name="Checkbox_HelpText" field:value=""/><field:param field:name="Checkbox_Name" field:value="Check9"/></field:fieldmark><text:span text:style-name="T1"><text:s text:c="10"/></text:span><field:fieldmark text:name="__Fieldmark__290_184364386" field:type="vnd.oasis.opendocument.field.FORMCHECKBOX"><field:param field:name="Checkbox_HelpText" field:value=""/><field:param field:name="Checkbox_Name" field:value="Check10"/></field:fieldmark><text:span text:style-name="T1"><text:s text:c="5"/>heart disease <text:s text:c="35"/>____________________</text:span></text:p>
            <text:p text:style-name="Standard"><field:fieldmark text:name="__Fieldmark__296_184364386" field:type="vnd.oasis.opendocument.field.FORMCHECKBOX"><field:param field:name="Checkbox_HelpText" field:value=""/><field:param field:name="Checkbox_Name" field:value="Check11"/></field:fieldmark><text:span text:style-name="T1"><text:s text:c="10"/></text:span><field:fieldmark text:name="__Fieldmark__300_184364386" field:type="vnd.oasis.opendocument.field.FORMCHECKBOX"><field:param field:name="Checkbox_HelpText" field:value=""/><field:param field:name="Checkbox_Name" field:value="Check12"/></field:fieldmark><text:span text:style-name="T1"><text:s text:c="5"/>high blood pressure <text:s text:c="20"/>____________________</text:span></text:p>
            <text:p text:style-name="Standard"><field:fieldmark text:name="__Fieldmark__306_184364386" field:type="vnd.oasis.opendocument.field.FORMCHECKBOX"><field:param field:name="Checkbox_HelpText" field:value=""/><field:param field:name="Checkbox_Name" field:value="Check15"/></field:fieldmark><text:span text:style-name="T1"><text:s text:c="10"/></text:span><field:fieldmark text:name="__Fieldmark__310_184364386" field:type="vnd.oasis.opendocument.field.FORMCHECKBOX"><field:param field:name="Checkbox_HelpText" field:value=""/><field:param field:name="Checkbox_Name" field:value="Check16"/></field:fieldmark><text:span text:style-name="T1"><text:s text:c="5"/>stroke <text:s text:c="50"/>____________________ </text:span></text:p>
            <text:p text:style-name="Standard"><field:fieldmark text:name="__Fieldmark__316_184364386" field:type="vnd.oasis.opendocument.field.FORMCHECKBOX"><field:param field:name="Checkbox_HelpText" field:value=""/><field:param field:name="Checkbox_Name" field:value="Check17"/></field:fieldmark><text:span text:style-name="T1"><text:s text:c="10"/></text:span><field:fieldmark text:name="__Fieldmark__320_184364386" field:type="vnd.oasis.opendocument.field.FORMCHECKBOX"><field:param field:name="Checkbox_HelpText" field:value=""/><field:param field:name="Checkbox_Name" field:value="Check18"/></field:fieldmark><text:span text:style-name="T1"><text:s text:c="5"/>mental illness <text:s text:c="32"/>____________________</text:span></text:p>
            <text:p text:style-name="Standard"><field:fieldmark text:name="__Fieldmark__326_184364386" field:type="vnd.oasis.opendocument.field.FORMCHECKBOX"><field:param field:name="Checkbox_HelpText" field:value=""/><field:param field:name="Checkbox_Name" field:value="Check19"/></field:fieldmark><text:span text:style-name="T1"><text:s text:c="10"/></text:span><field:fieldmark text:name="__Fieldmark__330_184364386" field:type="vnd.oasis.opendocument.field.FORMCHECKBOX"><field:param field:name="Checkbox_HelpText" field:value=""/><field:param field:name="Checkbox_Name" field:value="Check20"/></field:fieldmark><text:span text:style-name="T1"><text:s text:c="5"/>tuberculosis <text:s text:c="36"/>____________________</text:span></text:p>
            <text:p text:style-name="Standard"><field:fieldmark text:name="__Fieldmark__336_184364386" field:type="vnd.oasis.opendocument.field.FORMCHECKBOX"><field:param field:name="Checkbox_HelpText" field:value=""/><field:param field:name="Checkbox_Name" field:value="Check21"/></field:fieldmark><text:span text:style-name="T1"><text:s text:c="10"/></text:span><field:fieldmark text:name="__Fieldmark__340_184364386" field:type="vnd.oasis.opendocument.field.FORMCHECKBOX"><field:param field:name="Checkbox_HelpText" field:value=""/><field:param field:name="Checkbox_Name" field:value="Check22"/></field:fieldmark><text:span text:style-name="T1"><text:s text:c="5"/>other (specify) <text:s text:c="32"/>____________________</text:span></text:p>
            <text:p text:style-name="P2"/>
          </table:table-cell>
          <table:table-cell table:style-name="Table1.C1" table:number-rows-spanned="2" table:number-columns-spanned="4" office:value-type="string">
            <text:p text:style-name="P2">first visit <text:s text:c="85"/>subsequent visits</text:p>
            <text:p text:style-name="P2"/>
            <text:p text:style-name="P2"/>
            <text:p text:style-name="P2">no <text:s text:c="12"/>yes<text:tab/><text:tab/><text:tab/><text:tab/> <text:s text:c="17"/>yes <text:s text:c="11"/>year</text:p>
            <text:p text:style-name="P13"><draw:line text:anchor-type="char" draw:z-index="1" draw:style-name="gr1" draw:text-style-name="P24" svg:x1="22.09cm" svg:y1="0.272cm" svg:x2="22.09cm" svg:y2="7.892cm"><text:p/></draw:line></text:p>
            <text:p text:style-name="Standard"><field:fieldmark text:name="__Fieldmark__361_184364386" field:type="vnd.oasis.opendocument.field.FORMCHECKBOX"><field:param field:name="Checkbox_HelpText" field:value=""/><field:param field:name="Checkbox_Name" field:value="Check1"/></field:fieldmark><text:span text:style-name="T1"><text:s text:c="13"/></text:span><field:fieldmark text:name="__Fieldmark__365_184364386" field:type="vnd.oasis.opendocument.field.FORMCHECKBOX"><field:param field:name="Checkbox_HelpText" field:value=""/><field:param field:name="Checkbox_Name" field:value="Check72"/></field:fieldmark><text:span text:style-name="T1"><text:s text:c="32"/>cancer <text:s text:c="61"/></text:span><field:fieldmark text:name="__Fieldmark__369_184364386" field:type="vnd.oasis.opendocument.field.FORMCHECKBOX"><field:param field:name="Checkbox_HelpText" field:value=""/><field:param field:name="Checkbox_Name" field:value="Check114"/></field:fieldmark><text:span text:style-name="T1"><text:s text:c="10"/>______ <text:s text:c="4"/></text:span></text:p>
            <text:p text:style-name="Standard"><draw:frame text:anchor-type="char" draw:z-index="2" draw:style-name="gr2" draw:text-style-name="P25" svg:width="6.825cm" svg:height="0.946cm" draw:transform="rotate (1.5707963267949) translate (22.0888472222222cm 7.08730555555556cm)"><draw:text-box><text:p text:style-name="P25"><text:span text:style-name="T20">ADULT AND CHILDREN <text:s text:c="12"/>ADULT <text:s/>ONLY</text:span></text:p></draw:text-box></draw:frame><field:fieldmark text:name="__Fieldmark__377_184364386" field:type="vnd.oasis.opendocument.field.FORMCHECKBOX"><field:param field:name="Checkbox_HelpText" field:value=""/><field:param field:name="Checkbox_Name" field:value="Check4"/></field:fieldmark><text:span text:style-name="T1"> <text:s text:c="12"/></text:span><field:fieldmark text:name="__Fieldmark__381_184364386" field:type="vnd.oasis.opendocument.field.FORMCHECKBOX"><field:param field:name="Checkbox_HelpText" field:value=""/><field:param field:name="Checkbox_Name" field:value="Check5"/></field:fieldmark><text:span text:style-name="T1"><text:tab/> <text:s text:c="8"/>diabetes (sugar) <text:s text:c="36"/></text:span><field:fieldmark text:name="__Fieldmark__385_184364386" field:type="vnd.oasis.opendocument.field.FORMCHECKBOX"><field:param field:name="Checkbox_HelpText" field:value=""/><field:param field:name="Checkbox_Name" field:value="Check115"/></field:fieldmark><text:span text:style-name="T1"><text:s text:c="10"/>______<text:tab/></text:span></text:p>
            <text:p text:style-name="Standard"><field:fieldmark text:name="__Fieldmark__391_184364386" field:type="vnd.oasis.opendocument.field.FORMCHECKBOX"><field:param field:name="Checkbox_HelpText" field:value=""/><field:param field:name="Checkbox_Name" field:value="Check7"/></field:fieldmark><text:span text:style-name="T1"><text:s text:c="13"/></text:span><field:fieldmark text:name="__Fieldmark__395_184364386" field:type="vnd.oasis.opendocument.field.FORMCHECKBOX"><field:param field:name="Checkbox_HelpText" field:value=""/><field:param field:name="Checkbox_Name" field:value="Check8"/></field:fieldmark><text:span text:style-name="T1"><text:tab/> <text:s text:c="8"/>gonorrhoea <text:s text:c="50"/></text:span><field:fieldmark text:name="__Fieldmark__399_184364386" field:type="vnd.oasis.opendocument.field.FORMCHECKBOX"><field:param field:name="Checkbox_HelpText" field:value=""/><field:param field:name="Checkbox_Name" field:value="Check116"/></field:fieldmark><text:span text:style-name="T1"><text:s text:c="10"/>______</text:span></text:p>
            <text:p text:style-name="Standard"><field:fieldmark text:name="__Fieldmark__405_184364386" field:type="vnd.oasis.opendocument.field.FORMCHECKBOX"><field:param field:name="Checkbox_HelpText" field:value=""/><field:param field:name="Checkbox_Name" field:value="Check10"/></field:fieldmark><text:span text:style-name="T1"><text:s text:c="13"/></text:span><field:fieldmark text:name="__Fieldmark__409_184364386" field:type="vnd.oasis.opendocument.field.FORMCHECKBOX"><field:param field:name="Checkbox_HelpText" field:value=""/><field:param field:name="Checkbox_Name" field:value="Check76"/></field:fieldmark><text:span text:style-name="T1"><text:tab/> <text:s text:c="9"/>heart <text:s/>disease<text:tab/> <text:s text:c="26"/><text:tab/> <text:s/></text:span><field:fieldmark text:name="__Fieldmark__413_184364386" field:type="vnd.oasis.opendocument.field.FORMCHECKBOX"><field:param field:name="Checkbox_HelpText" field:value=""/><field:param field:name="Checkbox_Name" field:value="Check117"/></field:fieldmark><text:span text:style-name="T1"><text:s text:c="10"/>______</text:span></text:p>
            <text:p text:style-name="Standard"><field:fieldmark text:name="__Fieldmark__419_184364386" field:type="vnd.oasis.opendocument.field.FORMCHECKBOX"><field:param field:name="Checkbox_HelpText" field:value=""/><field:param field:name="Checkbox_Name" field:value="Check13"/></field:fieldmark><text:span text:style-name="T1"><text:s text:c="13"/></text:span><field:fieldmark text:name="__Fieldmark__423_184364386" field:type="vnd.oasis.opendocument.field.FORMCHECKBOX"><field:param field:name="Checkbox_HelpText" field:value=""/><field:param field:name="Checkbox_Name" field:value="Check14"/></field:fieldmark><text:span text:style-name="T1"><text:tab/> <text:s text:c="8"/>high <text:s/>blood pressure <text:s text:c="15"/><text:tab/> <text:s/></text:span><field:fieldmark text:name="__Fieldmark__427_184364386" field:type="vnd.oasis.opendocument.field.FORMCHECKBOX"><field:param field:name="Checkbox_HelpText" field:value=""/><field:param field:name="Checkbox_Name" field:value="Check118"/></field:fieldmark><text:span text:style-name="T1"><text:s text:c="10"/>______</text:span></text:p>
            <text:p text:style-name="Standard"><field:fieldmark text:name="__Fieldmark__433_184364386" field:type="vnd.oasis.opendocument.field.FORMCHECKBOX"><field:param field:name="Checkbox_HelpText" field:value=""/><field:param field:name="Checkbox_Name" field:value="Check16"/></field:fieldmark><text:span text:style-name="T1"><text:s text:c="13"/></text:span><field:fieldmark text:name="__Fieldmark__437_184364386" field:type="vnd.oasis.opendocument.field.FORMCHECKBOX"><field:param field:name="Checkbox_HelpText" field:value=""/><field:param field:name="Checkbox_Name" field:value="Check17"/></field:fieldmark><text:span text:style-name="T1"><text:tab/> <text:s text:c="8"/>peptic ulcer (stomach) <text:s text:c="11"/><text:tab/> <text:s/></text:span><field:fieldmark text:name="__Fieldmark__441_184364386" field:type="vnd.oasis.opendocument.field.FORMCHECKBOX"><field:param field:name="Checkbox_HelpText" field:value=""/><field:param field:name="Checkbox_Name" field:value="Check119"/></field:fieldmark><text:span text:style-name="T1"><text:s text:c="10"/>______</text:span></text:p>
            <text:p text:style-name="Standard"><field:fieldmark text:name="__Fieldmark__447_184364386" field:type="vnd.oasis.opendocument.field.FORMCHECKBOX"><field:param field:name="Checkbox_HelpText" field:value=""/><field:param field:name="Checkbox_Name" field:value="Check19"/></field:fieldmark><text:span text:style-name="T1"><text:s text:c="13"/></text:span><field:fieldmark text:name="__Fieldmark__451_184364386" field:type="vnd.oasis.opendocument.field.FORMCHECKBOX"><field:param field:name="Checkbox_HelpText" field:value=""/><field:param field:name="Checkbox_Name" field:value="Check20"/></field:fieldmark><text:span text:style-name="T1"><text:tab/> <text:s text:c="8"/>stroke<text:tab/> <text:s text:c="24"/><text:tab/> <text:s/></text:span><field:fieldmark text:name="__Fieldmark__455_184364386" field:type="vnd.oasis.opendocument.field.FORMCHECKBOX"><field:param field:name="Checkbox_HelpText" field:value=""/><field:param field:name="Checkbox_Name" field:value="Check120"/></field:fieldmark><text:span text:style-name="T1"><text:s text:c="10"/>______</text:span></text:p>
            <text:p text:style-name="Standard"><field:fieldmark text:name="__Fieldmark__461_184364386" field:type="vnd.oasis.opendocument.field.FORMCHECKBOX"><field:param field:name="Checkbox_HelpText" field:value=""/><field:param field:name="Checkbox_Name" field:value="Check22"/></field:fieldmark><text:span text:style-name="T1"><text:s text:c="13"/></text:span><field:fieldmark text:name="__Fieldmark__465_184364386" field:type="vnd.oasis.opendocument.field.FORMCHECKBOX"><field:param field:name="Checkbox_HelpText" field:value=""/><field:param field:name="Checkbox_Name" field:value="Check23"/></field:fieldmark><text:span text:style-name="T1"><text:tab/> <text:s text:c="8"/>syphilis <text:s text:c="43"/><text:tab/> <text:s/></text:span><field:fieldmark text:name="__Fieldmark__469_184364386" field:type="vnd.oasis.opendocument.field.FORMCHECKBOX"><field:param field:name="Checkbox_HelpText" field:value=""/><field:param field:name="Checkbox_Name" field:value="Check121"/></field:fieldmark><text:span text:style-name="T1"><text:s text:c="10"/>______</text:span></text:p>
            <text:p text:style-name="Standard"><field:fieldmark text:name="__Fieldmark__475_184364386" field:type="vnd.oasis.opendocument.field.FORMCHECKBOX"><field:param field:name="Checkbox_HelpText" field:value=""/><field:param field:name="Checkbox_Name" field:value="Check25"/></field:fieldmark><text:span text:style-name="T1"><text:s text:c="13"/></text:span><field:fieldmark text:name="__Fieldmark__479_184364386" field:type="vnd.oasis.opendocument.field.FORMCHECKBOX"><field:param field:name="Checkbox_HelpText" field:value=""/><field:param field:name="Checkbox_Name" field:value="Check26"/></field:fieldmark><text:span text:style-name="T1"><text:tab/> <text:s text:c="8"/>allergies<text:tab/><text:tab/> <text:s text:c="5"/><text:tab/> <text:s/></text:span><field:fieldmark text:name="__Fieldmark__483_184364386" field:type="vnd.oasis.opendocument.field.FORMCHECKBOX"><field:param field:name="Checkbox_HelpText" field:value=""/><field:param field:name="Checkbox_Name" field:value="Check122"/></field:fieldmark><text:span text:style-name="T1"><text:s text:c="10"/>______</text:span></text:p>
            <text:p text:style-name="Standard"><field:fieldmark text:name="__Fieldmark__489_184364386" field:type="vnd.oasis.opendocument.field.FORMCHECKBOX"><field:param field:name="Checkbox_HelpText" field:value=""/><field:param field:name="Checkbox_Name" field:value="Check28"/></field:fieldmark><text:span text:style-name="T1"><text:s text:c="13"/></text:span><field:fieldmark text:name="__Fieldmark__493_184364386" field:type="vnd.oasis.opendocument.field.FORMCHECKBOX"><field:param field:name="Checkbox_HelpText" field:value=""/><field:param field:name="Checkbox_Name" field:value="Check29"/></field:fieldmark><text:span text:style-name="T1"><text:tab/> <text:s text:c="8"/>asthma<text:tab/><text:tab/> <text:s text:c="5"/><text:tab/> <text:s/></text:span><field:fieldmark text:name="__Fieldmark__497_184364386" field:type="vnd.oasis.opendocument.field.FORMCHECKBOX"><field:param field:name="Checkbox_HelpText" field:value=""/><field:param field:name="Checkbox_Name" field:value="Check124"/></field:fieldmark><text:span text:style-name="T1"><text:s text:c="10"/>______</text:span></text:p>
            <text:p text:style-name="Standard"><field:fieldmark text:name="__Fieldmark__503_184364386" field:type="vnd.oasis.opendocument.field.FORMCHECKBOX"><field:param field:name="Checkbox_HelpText" field:value=""/><field:param field:name="Checkbox_Name" field:value="Check31"/></field:fieldmark><text:span text:style-name="T1"><text:s text:c="13"/></text:span><field:fieldmark text:name="__Fieldmark__507_184364386" field:type="vnd.oasis.opendocument.field.FORMCHECKBOX"><field:param field:name="Checkbox_HelpText" field:value=""/><field:param field:name="Checkbox_Name" field:value="Check32"/></field:fieldmark><text:span text:style-name="T1"><text:tab/> <text:s text:c="8"/>congenital deformity <text:s text:c="12"/><text:tab/> <text:s/></text:span><field:fieldmark text:name="__Fieldmark__511_184364386" field:type="vnd.oasis.opendocument.field.FORMCHECKBOX"><field:param field:name="Checkbox_HelpText" field:value=""/><field:param field:name="Checkbox_Name" field:value="Check123"/></field:fieldmark><text:span text:style-name="T1"><text:s text:c="10"/>______</text:span></text:p>
            <text:p text:style-name="Standard"><field:fieldmark text:name="__Fieldmark__517_184364386" field:type="vnd.oasis.opendocument.field.FORMCHECKBOX"><field:param field:name="Checkbox_HelpText" field:value=""/><field:param field:name="Checkbox_Name" field:value="Check34"/></field:fieldmark><text:span text:style-name="T1"><text:s text:c="13"/></text:span><field:fieldmark text:name="__Fieldmark__521_184364386" field:type="vnd.oasis.opendocument.field.FORMCHECKBOX"><field:param field:name="Checkbox_HelpText" field:value=""/><field:param field:name="Checkbox_Name" field:value="Check35"/></field:fieldmark><text:span text:style-name="T1"><text:tab/> <text:s text:c="8"/>epilepsy (fits)<text:tab/><text:tab/> <text:s text:c="5"/><text:tab/> <text:s/></text:span><field:fieldmark text:name="__Fieldmark__525_184364386" field:type="vnd.oasis.opendocument.field.FORMCHECKBOX"><field:param field:name="Checkbox_HelpText" field:value=""/><field:param field:name="Checkbox_Name" field:value="Check126"/></field:fieldmark><text:span text:style-name="T1"><text:s text:c="10"/>______</text:span></text:p>
            <text:p text:style-name="Standard"><field:fieldmark text:name="__Fieldmark__531_184364386" field:type="vnd.oasis.opendocument.field.FORMCHECKBOX"><field:param field:name="Checkbox_HelpText" field:value=""/><field:param field:name="Checkbox_Name" field:value="Check37"/></field:fieldmark><text:span text:style-name="T1"><text:s text:c="13"/></text:span><field:fieldmark text:name="__Fieldmark__535_184364386" field:type="vnd.oasis.opendocument.field.FORMCHECKBOX"><field:param field:name="Checkbox_HelpText" field:value=""/><field:param field:name="Checkbox_Name" field:value="Check38"/></field:fieldmark><text:span text:style-name="T1"><text:tab/> <text:s text:c="8"/>injuries (major)<text:tab/> <text:s text:c="4"/><text:tab/> <text:s/></text:span><field:fieldmark text:name="__Fieldmark__539_184364386" field:type="vnd.oasis.opendocument.field.FORMCHECKBOX"><field:param field:name="Checkbox_HelpText" field:value=""/><field:param field:name="Checkbox_Name" field:value="Check125"/></field:fieldmark><text:span text:style-name="T1"><text:s text:c="10"/>______</text:span></text:p>
            <text:p text:style-name="Standard"><text:soft-page-break/><field:fieldmark text:name="__Fieldmark__546_184364386" field:type="vnd.oasis.opendocument.field.FORMCHECKBOX"><field:param field:name="Checkbox_HelpText" field:value=""/><field:param field:name="Checkbox_Name" field:value="Check40"/></field:fieldmark><text:span text:style-name="T1"><text:s text:c="13"/></text:span><field:fieldmark text:name="__Fieldmark__550_184364386" field:type="vnd.oasis.opendocument.field.FORMCHECKBOX"><field:param field:name="Checkbox_HelpText" field:value=""/><field:param field:name="Checkbox_Name" field:value="Check41"/></field:fieldmark><text:span text:style-name="T1"><text:tab/> <text:s text:c="8"/>jaundice<text:tab/><text:tab/> <text:s text:c="5"/><text:tab/> <text:s/></text:span><field:fieldmark text:name="__Fieldmark__554_184364386" field:type="vnd.oasis.opendocument.field.FORMCHECKBOX"><field:param field:name="Checkbox_HelpText" field:value=""/><field:param field:name="Checkbox_Name" field:value="Check127"/></field:fieldmark><text:span text:style-name="T1"><text:s text:c="10"/>______</text:span></text:p>
            <text:p text:style-name="Standard"><field:fieldmark text:name="__Fieldmark__560_184364386" field:type="vnd.oasis.opendocument.field.FORMCHECKBOX"><field:param field:name="Checkbox_HelpText" field:value=""/><field:param field:name="Checkbox_Name" field:value="Check43"/></field:fieldmark><text:span text:style-name="T1"><text:s text:c="13"/></text:span><field:fieldmark text:name="__Fieldmark__564_184364386" field:type="vnd.oasis.opendocument.field.FORMCHECKBOX"><field:param field:name="Checkbox_HelpText" field:value=""/><field:param field:name="Checkbox_Name" field:value="Check44"/></field:fieldmark><text:span text:style-name="T1"><text:tab/> <text:s text:c="8"/>kidney disease<text:tab/> <text:s text:c="37"/></text:span><field:fieldmark text:name="__Fieldmark__568_184364386" field:type="vnd.oasis.opendocument.field.FORMCHECKBOX"><field:param field:name="Checkbox_HelpText" field:value=""/><field:param field:name="Checkbox_Name" field:value="Check156"/></field:fieldmark><text:span text:style-name="T1"><text:s text:c="11"/>______</text:span></text:p>
            <text:p text:style-name="Standard"><field:fieldmark text:name="__Fieldmark__574_184364386" field:type="vnd.oasis.opendocument.field.FORMCHECKBOX"><field:param field:name="Checkbox_HelpText" field:value=""/><field:param field:name="Checkbox_Name" field:value="Check46"/></field:fieldmark><text:span text:style-name="T1"><text:s text:c="13"/></text:span><field:fieldmark text:name="__Fieldmark__578_184364386" field:type="vnd.oasis.opendocument.field.FORMCHECKBOX"><field:param field:name="Checkbox_HelpText" field:value=""/><field:param field:name="Checkbox_Name" field:value="Check47"/></field:fieldmark><text:span text:style-name="T1"><text:tab/> <text:s text:c="8"/>measles <text:s/><text:tab/> <text:s text:c="27"/><text:tab/> <text:s/></text:span><field:fieldmark text:name="__Fieldmark__582_184364386" field:type="vnd.oasis.opendocument.field.FORMCHECKBOX"><field:param field:name="Checkbox_HelpText" field:value=""/><field:param field:name="Checkbox_Name" field:value="Check128"/></field:fieldmark><text:span text:style-name="T1"><text:s text:c="10"/>______</text:span></text:p>
            <text:p text:style-name="Standard"><field:fieldmark text:name="__Fieldmark__588_184364386" field:type="vnd.oasis.opendocument.field.FORMCHECKBOX"><field:param field:name="Checkbox_HelpText" field:value=""/><field:param field:name="Checkbox_Name" field:value="Check50"/></field:fieldmark><text:span text:style-name="T1"><text:s text:c="13"/></text:span><field:fieldmark text:name="__Fieldmark__592_184364386" field:type="vnd.oasis.opendocument.field.FORMCHECKBOX"><field:param field:name="Checkbox_HelpText" field:value=""/><field:param field:name="Checkbox_Name" field:value="Check51"/></field:fieldmark><text:span text:style-name="T1"><text:tab/> <text:s text:c="8"/>mental illness<text:tab/> <text:s text:c="4"/><text:tab/> <text:s/></text:span><field:fieldmark text:name="__Fieldmark__596_184364386" field:type="vnd.oasis.opendocument.field.FORMCHECKBOX"><field:param field:name="Checkbox_HelpText" field:value=""/><field:param field:name="Checkbox_Name" field:value="Check130"/></field:fieldmark><text:span text:style-name="T1"><text:s text:c="10"/>______</text:span></text:p>
            <text:p text:style-name="Standard"><field:fieldmark text:name="__Fieldmark__602_184364386" field:type="vnd.oasis.opendocument.field.FORMCHECKBOX"><field:param field:name="Checkbox_HelpText" field:value=""/><field:param field:name="Checkbox_Name" field:value="Check53"/></field:fieldmark><text:span text:style-name="T1"><text:s text:c="13"/></text:span><field:fieldmark text:name="__Fieldmark__606_184364386" field:type="vnd.oasis.opendocument.field.FORMCHECKBOX"><field:param field:name="Checkbox_HelpText" field:value=""/><field:param field:name="Checkbox_Name" field:value="Check54"/></field:fieldmark><text:span text:style-name="T1"><text:tab/> <text:s text:c="8"/>mumps <text:s text:c="49"/><text:tab/> <text:s/></text:span><field:fieldmark text:name="__Fieldmark__610_184364386" field:type="vnd.oasis.opendocument.field.FORMCHECKBOX"><field:param field:name="Checkbox_HelpText" field:value=""/><field:param field:name="Checkbox_Name" field:value="Check131"/></field:fieldmark><text:span text:style-name="T1"><text:s text:c="10"/>______</text:span></text:p>
            <text:p text:style-name="Standard"><field:fieldmark text:name="__Fieldmark__616_184364386" field:type="vnd.oasis.opendocument.field.FORMCHECKBOX"><field:param field:name="Checkbox_HelpText" field:value=""/><field:param field:name="Checkbox_Name" field:value="Check56"/></field:fieldmark><text:span text:style-name="T1"><text:s text:c="13"/></text:span><field:fieldmark text:name="__Fieldmark__620_184364386" field:type="vnd.oasis.opendocument.field.FORMCHECKBOX"><field:param field:name="Checkbox_HelpText" field:value=""/><field:param field:name="Checkbox_Name" field:value="Check57"/></field:fieldmark><text:span text:style-name="T1"><text:tab/> <text:s text:c="8"/>operations (surgical) <text:s text:c="10"/><text:tab/> <text:s/></text:span><field:fieldmark text:name="__Fieldmark__624_184364386" field:type="vnd.oasis.opendocument.field.FORMCHECKBOX"><field:param field:name="Checkbox_HelpText" field:value=""/><field:param field:name="Checkbox_Name" field:value="Check132"/></field:fieldmark><text:span text:style-name="T1"><text:s text:c="10"/>______</text:span></text:p>
            <text:p text:style-name="Standard"><field:fieldmark text:name="__Fieldmark__630_184364386" field:type="vnd.oasis.opendocument.field.FORMCHECKBOX"><field:param field:name="Checkbox_HelpText" field:value=""/><field:param field:name="Checkbox_Name" field:value="Check59"/></field:fieldmark><text:span text:style-name="T1"><text:s text:c="13"/></text:span><field:fieldmark text:name="__Fieldmark__634_184364386" field:type="vnd.oasis.opendocument.field.FORMCHECKBOX"><field:param field:name="Checkbox_HelpText" field:value=""/><field:param field:name="Checkbox_Name" field:value="Check60"/></field:fieldmark><text:span text:style-name="T1"><text:tab/> <text:s text:c="8"/>Rubella (german measle) <text:s text:c="7"/><text:tab/> <text:s/></text:span><field:fieldmark text:name="__Fieldmark__638_184364386" field:type="vnd.oasis.opendocument.field.FORMCHECKBOX"><field:param field:name="Checkbox_HelpText" field:value=""/><field:param field:name="Checkbox_Name" field:value="Check133"/></field:fieldmark><text:span text:style-name="T1"><text:s text:c="10"/>______</text:span></text:p>
            <text:p text:style-name="Standard"><field:fieldmark text:name="__Fieldmark__644_184364386" field:type="vnd.oasis.opendocument.field.FORMCHECKBOX"><field:param field:name="Checkbox_HelpText" field:value=""/><field:param field:name="Checkbox_Name" field:value="Check62"/></field:fieldmark><text:span text:style-name="T1"><text:s text:c="13"/></text:span><field:fieldmark text:name="__Fieldmark__648_184364386" field:type="vnd.oasis.opendocument.field.FORMCHECKBOX"><field:param field:name="Checkbox_HelpText" field:value=""/><field:param field:name="Checkbox_Name" field:value="Check63"/></field:fieldmark><text:span text:style-name="T1"><text:tab/> <text:s text:c="8"/>tuberculosis <text:s text:c="4"/><text:tab/> <text:s text:c="5"/><text:tab/> <text:s/></text:span><field:fieldmark text:name="__Fieldmark__652_184364386" field:type="vnd.oasis.opendocument.field.FORMCHECKBOX"><field:param field:name="Checkbox_HelpText" field:value=""/><field:param field:name="Checkbox_Name" field:value="Check134"/></field:fieldmark><text:span text:style-name="T1"><text:s text:c="10"/>______</text:span></text:p>
            <text:p text:style-name="Standard"><field:fieldmark text:name="__Fieldmark__658_184364386" field:type="vnd.oasis.opendocument.field.FORMCHECKBOX"><field:param field:name="Checkbox_HelpText" field:value=""/><field:param field:name="Checkbox_Name" field:value="Check67"/></field:fieldmark><text:span text:style-name="T1"><text:s text:c="13"/></text:span><field:fieldmark text:name="__Fieldmark__662_184364386" field:type="vnd.oasis.opendocument.field.FORMCHECKBOX"><field:param field:name="Checkbox_HelpText" field:value=""/><field:param field:name="Checkbox_Name" field:value="Check68"/></field:fieldmark><text:span text:style-name="T1"><text:tab/> <text:s text:c="8"/>whoping cough <text:tab/> <text:s text:c="4"/><text:tab/> <text:s/></text:span><field:fieldmark text:name="__Fieldmark__666_184364386" field:type="vnd.oasis.opendocument.field.FORMCHECKBOX"><field:param field:name="Checkbox_HelpText" field:value=""/><field:param field:name="Checkbox_Name" field:value="Check135"/></field:fieldmark><text:span text:style-name="T1"><text:s text:c="10"/>______</text:span></text:p>
            <text:p text:style-name="Standard"><field:fieldmark text:name="__Fieldmark__672_184364386" field:type="vnd.oasis.opendocument.field.FORMCHECKBOX"><field:param field:name="Checkbox_HelpText" field:value=""/><field:param field:name="Checkbox_Name" field:value="Check70"/></field:fieldmark><text:span text:style-name="T1"><text:s text:c="13"/></text:span><field:fieldmark text:name="__Fieldmark__676_184364386" field:type="vnd.oasis.opendocument.field.FORMCHECKBOX"><field:param field:name="Checkbox_HelpText" field:value=""/><field:param field:name="Checkbox_Name" field:value="Check71"/></field:fieldmark><text:span text:style-name="T1"><text:s text:c="31"/>rheumatic fever <text:s text:c="41"/></text:span><field:fieldmark text:name="__Fieldmark__680_184364386" field:type="vnd.oasis.opendocument.field.FORMCHECKBOX"><field:param field:name="Checkbox_HelpText" field:value=""/><field:param field:name="Checkbox_Name" field:value="Check157"/></field:fieldmark><text:span text:style-name="T1"><text:s text:c="10"/>______ <text:s text:c="3"/></text:span></text:p>
            <text:p text:style-name="Standard"><field:fieldmark text:name="__Fieldmark__686_184364386" field:type="vnd.oasis.opendocument.field.FORMCHECKBOX"><field:param field:name="Checkbox_HelpText" field:value=""/><field:param field:name="Checkbox_Name" field:value="Check84"/></field:fieldmark><text:span text:style-name="T1"><text:s text:c="13"/></text:span><field:fieldmark text:name="__Fieldmark__690_184364386" field:type="vnd.oasis.opendocument.field.FORMCHECKBOX"><field:param field:name="Checkbox_HelpText" field:value=""/><field:param field:name="Checkbox_Name" field:value="Check85"/></field:fieldmark><text:span text:style-name="T1"><text:s text:c="31"/>rheumatic heart disease <text:s text:c="23"/></text:span><field:fieldmark text:name="__Fieldmark__694_184364386" field:type="vnd.oasis.opendocument.field.FORMCHECKBOX"><field:param field:name="Checkbox_HelpText" field:value=""/><field:param field:name="Checkbox_Name" field:value="Check137"/></field:fieldmark><text:span text:style-name="T1"><text:s text:c="10"/>______</text:span></text:p>
            <text:p text:style-name="P2"><text:s/></text:p>
            <text:p text:style-name="Standard"><field:fieldmark text:name="__Fieldmark__702_184364386" field:type="vnd.oasis.opendocument.field.FORMCHECKBOX"><field:param field:name="Checkbox_HelpText" field:value=""/><field:param field:name="Checkbox_Name" field:value="Check87"/></field:fieldmark><text:span text:style-name="T1"><text:s text:c="13"/></text:span><field:fieldmark text:name="__Fieldmark__706_184364386" field:type="vnd.oasis.opendocument.field.FORMCHECKBOX"><field:param field:name="Checkbox_HelpText" field:value=""/><field:param field:name="Checkbox_Name" field:value="Check88"/></field:fieldmark><text:span text:style-name="T1"><text:s text:c="33"/>OTHER (SPECIFY)</text:span></text:p>
            <text:p text:style-name="P2"/>
            <text:p text:style-name="P2"><text:s text:c="44"/>_______________________________</text:p>
            <text:p text:style-name="Standard"><text:tab/></text:p>
            <text:p text:style-name="P2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4"/>
            <text:p text:style-name="P3"/>
            <text:p text:style-name="P3"/>
            <text:p text:style-name="P16">Present Occupation _________________________ Date ________________</text:p>
            <text:p text:style-name="P16">First Visit</text:p>
            <text:p text:style-name="P16"/>
            <text:p text:style-name="P16"/>
            <text:p text:style-name="P16">Change of Occupation _______________________ Date ________________</text:p>
            <text:p text:style-name="P16"/>
            <text:p text:style-name="P16"/>
            <text:p text:style-name="P16">Change of Occupation _______________________ Date ________________</text:p>
            <text:p text:style-name="P16"/>
            <text:p text:style-name="P16"/>
            <text:p text:style-name="P16">Change of Occupation _______________________ Date ________________</text:p>
            <text:p text:style-name="P16"/>
            <text:p text:style-name="P16"/>
            <text:p text:style-name="P16"/>
            <text:p text:style-name="P16"/>
            <text:p text:style-name="Standard"><text:span text:style-name="T1">name</text:span><text:span text:style-name="T2"> of Person Completing This Form ______________________________</text:span></text:p>
            <text:p text:style-name="P16"/>
            <text:p text:style-name="P16"/>
            <text:p text:style-name="P16"><text:s text:c="64"/>Date __________________________</text:p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Standard"><text:tab/><text:tab/><text:tab/><text:tab/><text:tab/><text:tab/><text:tab/><text:tab/><text:tab/><text:tab/><text:tab/><text:tab/><text:span text:style-name="T1">phr – 1</text:span><text:span text:style-name="T2">a rev. 2009/2/20 </text:span><text:span text:style-name="T1">moh-peb</text:span></text:p>
      <text:p text:style-name="Standard"><text:tab/><text:tab/><text:tab/><text:tab/><text:tab/><text:tab/><text:tab/><text:tab/><text:tab/><text:tab/><text:tab/><text:span text:style-name="T1">phr – 1</text:span><text:span text:style-name="T2">b rev. 2009/2/20 </text:span><text:span text:style-name="T1">moh-peb</text:span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antarell" svg:font-family="Cantarell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8pt" fo:font-weight="bold" style:font-size-asian="8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 style:font-size-complex="9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fo:font-variant="small-caps" fo:font-size="8pt" style:font-size-asian="8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54cm" fo:margin-left="1.27cm" fo:margin-right="1.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Header"><draw:frame draw:style-name="Mfr1" draw:name="Frame3" text:anchor-type="paragraph" svg:y="0.002cm" draw:z-index="0"><draw:text-box fo:min-height="0.058cm" fo:min-width="0.041cm"><text:p text:style-name="Header"><text:span text:style-name="Page_20_Number"/></text:p></draw:text-box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VIDUAL HEALTH PROFILE</dc:title>
    <meta:initial-creator>chambersy</meta:initial-creator>
    <meta:creation-date>2014-02-26T10:20:00</meta:creation-date>
    <dc:date>2014-04-02T23:47:22.710377251</dc:date>
    <meta:print-date>2009-02-19T13:14:00</meta:print-date>
    <meta:editing-cycles>69</meta:editing-cycles>
    <meta:editing-duration>P2171DT9H31M44S</meta:editing-duration>
    <meta:generator>LibreOffice/4.1.4.2$Windows_x86 LibreOffice_project/0a0440ccc0227ad9829de5f46be37cfb6edcf72</meta:generator>
    <meta:document-statistic meta:table-count="1" meta:image-count="0" meta:object-count="0" meta:page-count="2" meta:paragraph-count="88" meta:word-count="389" meta:character-count="6469" meta:non-whitespace-character-count="2394"/>
  </office:meta>
</office:document-meta>
</file>